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A1000000A3ED28729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5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7" style:family="paragraph" style:parent-style-name="Text_20_body">
      <style:paragraph-properties fo:margin-top="0cm" fo:margin-bottom="0.15cm" fo:line-height="100%" fo:text-align="justify" style:justify-single-word="false"/>
    </style:style>
    <style:style style:name="P8" style:family="paragraph" style:parent-style-name="Standard">
      <style:paragraph-properties style:shadow="none" fo:keep-with-next="always"/>
    </style:style>
    <style:style style:name="P9" style:family="paragraph" style:parent-style-name="texteDecision">
      <style:paragraph-properties style:shadow="none" fo:keep-with-next="always"/>
    </style:style>
    <style:style style:name="P10" style:family="paragraph" style:parent-style-name="Table_20_Contents_20_left">
      <style:paragraph-properties fo:line-height="100%"/>
    </style:style>
    <style:style style:name="P11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2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3" style:family="paragraph" style:parent-style-name="Text_20_body" style:master-page-name="">
      <style:paragraph-properties fo:margin-top="0cm" fo:margin-bottom="0.15cm" fo:text-align="justify" style:justify-single-word="false" style:page-number="auto" style:shadow="none" fo:keep-with-next="auto"/>
      <style:text-properties style:font-name="Arial" fo:font-size="10pt" style:font-size-asian="10pt" style:font-size-complex="10pt"/>
    </style:style>
    <style:style style:name="P14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AL/NODE/commun/entetes/NODE_CaisseAF#%</text:p>
      <text:p text:style-name="Standard">%#include AL/commun/dateAdresse/dateAdresse#%</text:p>
      <text:p text:style-name="Standard">%#include AL_reference_decision#%</text:p>
      <text:p text:style-name="P2">%#include AL_tableau_decision#%</text:p>
      <text:p text:style-name="P10">%#include AL/decision/tableMontants#%</text:p>
      <text:p text:style-name="P10">%#include AL/decision/tableNaissance#%</text:p>
      <text:p text:style-name="P11">%=<text:span text:style-name="T1">remLineWhenBlank(</text:span>type_droit_agricole,-1)=%</text:p>
      <text:p text:style-name="P7">%=<text:span text:style-name="T1">remLineWhenBlank(texte_paragraphe_libre,-1)=%</text:span></text:p>
      <text:p text:style-name="P6">%=remLineWhenBlank(texte_paragraphe_adi, -1)=%</text:p>
      <text:p text:style-name="P6">%=remLineWhenBlank(texte_para_trav_agri,-1)=%</text:p>
      <text:p text:style-name="P5">%=remLineWhenBlank(texte_paragraphe_droitAcquis, -1)=%</text:p>
      <text:p text:style-name="P3">%=remLineWhenBlank(texte_paragraphe_1, -1)=%</text:p>
      <text:p text:style-name="P4">%=<text:span text:style-name="T1">remLineWhenBlank(texte_paragraphe_2, -1)</text:span>=%</text:p>
      <text:p text:style-name="P13">%=<text:span text:style-name="T1">remLineWhenBlank(texte_paragraphe_4, -1)</text:span>=%</text:p>
      <text:p text:style-name="P12">%=remLineWhenBlank(texte_paragraphe_3, -1)=%</text:p>
      <text:p text:style-name="P9"/>
      <text:p text:style-name="P9"/>
      <text:p text:style-name="P8">%#include AL/NODE/commun/signatures/AF_standard#%</text:p>
      <text:p text:style-name="P8">%=pushToEnd()=%</text:p>
      <text:p text:style-name="P8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5-12T13:11:49.24</dc:date>
    <meta:editing-cycles>292</meta:editing-cycles>
    <meta:editing-duration>PT17H57M23S</meta:editing-duration>
    <meta:document-statistic meta:table-count="0" meta:image-count="1" meta:object-count="0" meta:page-count="1" meta:paragraph-count="19" meta:word-count="33" meta:character-count="744"/>
    <meta:user-defined meta:name="Info 1"/>
    <meta:user-defined meta:name="Info 2"/>
    <meta:user-defined meta:name="Info 3"/>
    <meta:user-defined meta:name="Info 4"/>
  </office:meta>
</office:document-meta>
</file>